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font-size="11pt" style:font-size-asian="11pt" style:font-size-complex="11pt"/>
    </style:style>
    <style:style style:name="P3" style:family="paragraph" style:parent-style-name="Standard" style:list-style-name="L1">
      <style:paragraph-properties style:writing-mode="lr-tb"/>
      <style:text-properties fo:font-size="11pt" style:font-size-asian="11pt" style:font-size-complex="11pt"/>
    </style:style>
    <style:style style:name="P4" style:family="paragraph" style:parent-style-name="Standard" style:list-style-name="L1">
      <style:paragraph-properties style:writing-mode="lr-tb"/>
    </style:style>
    <style:style style:name="P5" style:family="paragraph" style:parent-style-name="Standard">
      <style:paragraph-properties style:writing-mode="lr-tb"/>
      <style:text-properties officeooo:rsid="000b8c4c" officeooo:paragraph-rsid="000b8c4c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3" style:family="text"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[TT000*] </text:span></text:p>
      <text:p text:style-name="P1"><text:span text:style-name="T2"/></text:p>
      <text:list xml:id="list3347935779" text:style-name="L1">
        <text:list-item>
          <text:p text:style-name="P4"><text:span text:style-name="T2">Como un [tester], necesito [instalar las herramientas adecuadas], con la finalidad de [poder comenzar el proyecto]</text:span></text:p>
        </text:list-item>
        <text:list-item>
          <text:p text:style-name="P3"><text:span text:style-name="T4">Como un [desarrollador], necesito [instalar las herramientas adecuadas], con la finalidad de [poder comenzar el proyecto]</text:span></text:p>
        </text:list-item>
        <text:list-item>
          <text:p text:style-name="P3"><text:span text:style-name="T4">Como un [diseñador], necesito [instalar las herramientas adecuadas], con la finalidad de [crear la parte visual del proyecto]</text:span></text:p>
        </text:list-item>
        <text:list-item>
          <text:p text:style-name="P3"><text:span text:style-name="T4">Como un [DBA], necesito [programas determinados], con la finalidad de [crear bases de datos]</text:span></text:p>
        </text:list-item>
        <text:list-item>
          <text:p text:style-name="P3"><text:span text:style-name="T4">Como un [DBA], necesito [crear una base de datos], con la finalidad de [almacenar informacion dentro de la pagina]</text:span></text:p>
        </text:list-item>
        <text:list-item>
          <text:p text:style-name="P3"><text:span text:style-name="T4">Como un [tester], necesito [realizar pruebas necesarias], con la finalidad de [encontrar errores y registrar de ellos]</text:span></text:p>
        </text:list-item>
        <text:list-item>
          <text:p text:style-name="P3"><text:span text:style-name="T4">Como un [tester], necesito [advertir sobre los errores], con la finalidad de [que el programador los corrija]</text:span></text:p>
        </text:list-item>
        <text:list-item>
          <text:p text:style-name="P3"><text:span text:style-name="T4">Como un [desarrollador], necesito [ser advertido sobre los errores], con la finalidad de [no buscarlos yo mismo y corregirlos]</text:span></text:p>
        </text:list-item>
        <text:list-item>
          <text:p text:style-name="P3"><text:span text:style-name="T4">Como un [diseñador], necesito [que el manager me diga que diseño quiere el cliente], con la finalidad de [darle lo que busca y cumplir las espectativas]</text:span></text:p>
        </text:list-item>
        <text:list-item>
          <text:p text:style-name="P3"><text:span text:style-name="T4">Como un [programador], necesito [que el manager me diga como quiere la pagina el cliente], con la finalidad de [darle lo que busca y cumplir las espectativas]</text:span></text:p>
        </text:list-item>
        <text:list-item>
          <text:p text:style-name="P3"><text:span text:style-name="T4">Como [proyect manager], necesito [una forma de comunicarme], con la finalidad de [distribuir tareas]</text:span></text:p>
        </text:list-item>
        <text:list-item>
          <text:p text:style-name="P3"><text:span text:style-name="T4">Como [proyect manager] necesito [una forma de organizar tareas] con la finalidad de [distribuirlas de la mejor forma posible al equipo]</text:span></text:p>
        </text:list-item>
        <text:list-item>
          <text:p text:style-name="P3"><text:span text:style-name="T4">Como [proyect manager] necesito [una forma de visualizar la cantidad de tiempo necesario para cada tarea] con la finalidad de [distribuirlas de la mejor forma posible]</text:span></text:p>
        </text:list-item>
        <text:list-item>
          <text:p text:style-name="P3"><text:span text:style-name="T4">Como un [usuario], necesito [agregar fecha de inicio y fin de la medicación], con la finalidad de [llevar el seguimiento de mi medicación]</text:span></text:p>
        </text:list-item>
        <text:list-item>
          <text:p text:style-name="P3"><text:span text:style-name="T4">Como un [usuario], necesito [aclarar si se excluyen dias de la medicación], con la finalidad de [llevar el seguimiento de mi medicación]</text:span></text:p>
        </text:list-item>
      </text:list>
      <text:p text:style-name="P2"><text:span text:style-name="T4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8:55:21.349430870</meta:creation-date>
    <dc:date>2022-05-06T19:22:30.224630622</dc:date>
    <meta:editing-duration>PT27M9S</meta:editing-duration>
    <meta:editing-cycles>1</meta:editing-cycles>
    <meta:document-statistic meta:table-count="0" meta:image-count="0" meta:object-count="0" meta:page-count="1" meta:paragraph-count="16" meta:word-count="311" meta:character-count="1950" meta:non-whitespace-character-count="1669"/>
    <meta:generator>LibreOffice/6.2.8.2$Linux_X86_64 LibreOffice_project/20$Build-2</meta:generator>
  </office:meta>
</office:document-meta>
</file>